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office:value-type="string">
            <text:p>concate</text:p>
          </table:table-cell>
          <table:table-cell table:style-name="ce30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2-09_09-09-22_000.jpg</text:p>
          </table:table-cell>
          <table:table-cell table:style-name="ce22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4 E-139-34-49.87</text:p>
          </table:table-cell>
          <table:table-cell table:style-name="ce32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2-09_10-38-04_000.jpg</text:p>
          </table:table-cell>
          <table:table-cell table:style-name="ce22" office:value-type="string">
            <text:p>:m music / log / cla / || s.1:f-1,patt,patt-1,swing+,k.C,component=vibrato,score+,R=1</text:p>
          </table:table-cell>
          <table:table-cell table:style-name="ce3"/>
          <table:table-cell table:style-name="ce3"/>
          <table:table-cell table:style-name="ce3" office:value-type="string">
            <text:p>N-35-35-28.48 E-139-34-49.22</text:p>
          </table:table-cell>
          <table:table-cell table:style-name="ce32" table:formula="of:=IF([.E3]=&quot;&quot;;[.C3];CONCATENATE([.C3];&quot; / &quot;;[.E3]))" office:value-type="string" office:string-value=":m music / log / cla / || s.1:f-1,patt,patt-1,swing+,k.C,component=vibrato,score+,R=1">
            <text:p>:m music / log / cla / || s.1:f-1,patt,patt-1,swing+,k.C,component=vibrato,score+,R=1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2-09_10-44-48_000.jpg</text:p>
          </table:table-cell>
          <table:table-cell table:style-name="ce22" office:value-type="string">
            <text:p>:m 食べた物　間食 / 味噌スープ</text:p>
          </table:table-cell>
          <table:table-cell table:style-name="ce31"/>
          <table:table-cell table:style-name="ce3"/>
          <table:table-cell table:style-name="ce3" office:value-type="string">
            <text:p>N-35-35-28.5 E-139-34-49.65</text:p>
          </table:table-cell>
          <table:table-cell table:style-name="ce32" table:formula="of:=IF([.E4]=&quot;&quot;;[.C4];CONCATENATE([.C4];&quot; / &quot;;[.E4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2-09_11-44-14_000.jpg</text:p>
          </table:table-cell>
          <table:table-cell table:style-name="ce22" office:value-type="string">
            <text:p>:m 食べた物</text:p>
          </table:table-cell>
          <table:table-cell table:style-name="ce23"/>
          <table:table-cell table:style-name="ce3"/>
          <table:table-cell table:style-name="ce3" office:value-type="string">
            <text:p>N-35-35-28.52 E-139-34-49.65</text:p>
          </table:table-cell>
          <table:table-cell table:style-name="ce32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2-09_18-12-43_000.jpg</text:p>
          </table:table-cell>
          <table:table-cell table:style-name="ce22" office:value-type="string">
            <text:p>:m music / log / kb / || s.1:f-17,patt,mov-file=~,mov-loc=~,block=B1;B2,patt=block-B:patt-2.n,tone=009,k.~,score+,R=1 || s.2:fs-1.n,k.Am,score~,R=2</text:p>
          </table:table-cell>
          <table:table-cell table:style-name="ce23"/>
          <table:table-cell table:style-name="ce3"/>
          <table:table-cell table:style-name="ce3" office:value-type="string">
            <text:p>N-35-35-28.75 E-139-34-49.49</text:p>
          </table:table-cell>
          <table:table-cell table:style-name="ce32" table:formula="of:=IF([.E6]=&quot;&quot;;[.C6];CONCATENATE([.C6];&quot; / &quot;;[.E6]))" office:value-type="string" office:string-value=":m music / log / kb / || s.1:f-17,patt,mov-file=~,mov-loc=~,block=B1;B2,patt=block-B:patt-2.n,tone=009,k.~,score+,R=1 || s.2:fs-1.n,k.Am,score~,R=2">
            <text:p>:m music / log / kb / || s.1:f-17,patt,mov-file=~,mov-loc=~,block=B1;B2,patt=block-B:patt-2.n,tone=009,k.~,score+,R=1 || s.2:fs-1.n,k.Am,score~,R=2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2-09_19-09-53_000.jpg</text:p>
          </table:table-cell>
          <table:table-cell table:style-name="ce22" office:value-type="string">
            <text:p>:m music / log / gt / <text:s/>|| s.1:task-1,r,mov-file=2020-0203,cake-id=~,mov-loc=~,block=~,k.~,t.80~100,score+,R=~ <text:s/>|| s.2:task-2,r,mov-file=~,cake-id=~,mov-loc=~,block=~,t.80,score~,R=~ <text:s/>|| s.3:task-2,patt,mov-file=~,cake-id=~,mov-loc=~,block=B:patt-2.n,t.80,score~,R=1 <text:s/>|| s.4:compi,r,et-6:patt-30:p.2,cake=39201,score~,R=~</text:p>
          </table:table-cell>
          <table:table-cell table:style-name="ce14"/>
          <table:table-cell table:style-name="ce3"/>
          <table:table-cell table:style-name="ce3" office:value-type="string">
            <text:p>N-35-35-28.67 E-139-34-49.43</text:p>
          </table:table-cell>
          <table:table-cell table:style-name="ce32" table:formula="of:=IF([.E7]=&quot;&quot;;[.C7];CONCATENATE([.C7];&quot; / &quot;;[.E7]))" office:value-type="string" office:string-value=":m music / log / gt /  || s.1:task-1,r,mov-file=2020-0203,cake-id=~,mov-loc=~,block=~,k.~,t.80~100,score+,R=~  || s.2:task-2,r,mov-file=~,cake-id=~,mov-loc=~,block=~,t.80,score~,R=~  || s.3:task-2,patt,mov-file=~,cake-id=~,mov-loc=~,block=B:patt-2.n,t.80,score~,R=1  || s.4:compi,r,et-6:patt-30:p.2,cake=39201,score~,R=~">
            <text:p>:m music / log / gt / <text:s/>|| s.1:task-1,r,mov-file=2020-0203,cake-id=~,mov-loc=~,block=~,k.~,t.80~100,score+,R=~ <text:s/>|| s.2:task-2,r,mov-file=~,cake-id=~,mov-loc=~,block=~,t.80,score~,R=~ <text:s/>|| s.3:task-2,patt,mov-file=~,cake-id=~,mov-loc=~,block=B:patt-2.n,t.80,score~,R=1 <text:s/>|| s.4:compi,r,et-6:patt-30:p.2,cake=39201,score~,R=~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2-09_20-53-13_000.jpg</text:p>
          </table:table-cell>
          <table:table-cell table:style-name="ce22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8.45 E-139-34-49.43</text:p>
          </table:table-cell>
          <table:table-cell table:style-name="ce32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2-10_01-20-55_000.jpg</text:p>
          </table:table-cell>
          <table:table-cell table:style-name="ce16" office:value-type="string">
            <text:p>:m :PHOTO 寝た時刻 / 2020</text:p>
          </table:table-cell>
          <table:table-cell table:style-name="ce15"/>
          <table:table-cell table:style-name="ce3"/>
          <table:table-cell table:style-name="ce3" office:value-type="string">
            <text:p>N-35-35-28.24 E-139-34-49.6</text:p>
          </table:table-cell>
          <table:table-cell table:style-name="ce32" table:formula="of:=IF([.E9]=&quot;&quot;;[.C9];CONCATENATE([.C9];&quot; / &quot;;[.E9]))" office:value-type="string" office:string-value=":m :PHOTO 寝た時刻 / 2020">
            <text:p>:m :PHOTO 寝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8-04-17_16-30-44.m4a</text:p>
          </table:table-cell>
          <table:table-cell table:style-name="ce6" office:value-type="string">
            <text:p>:VOICE-MEMO / @自室 / 記録 / clarinet / 演奏、play / c-2018-0417-1 / exc,R=1</text:p>
          </table:table-cell>
          <table:table-cell table:style-name="ce15"/>
          <table:table-cell table:style-name="ce3"/>
          <table:table-cell table:style-name="ce3" office:value-type="string">
            <text:p>N-35-35-28.53 E-139-34-49.82</text:p>
          </table:table-cell>
          <table:table-cell table:style-name="ce32" table:formula="of:=IF([.E10]=&quot;&quot;;[.C10];CONCATENATE([.C10];&quot; / &quot;;[.E10]))" office:value-type="string" office:string-value=":VOICE-MEMO / @自室 / 記録 / clarinet / 演奏、play / c-2018-0417-1 / exc,R=1">
            <text:p>:VOICE-MEMO / @自室 / 記録 / clarinet / 演奏、play / c-2018-0417-1 / exc,R=1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8-04-17_16-35-45.m4a</text:p>
          </table:table-cell>
          <table:table-cell table:style-name="ce6" office:value-type="string">
            <text:p>:VOICE-MEMO / @自室 / 記録 / clarinet / 演奏、play / c-2018-0417-2 / cmp,theme,,R=2</text:p>
          </table:table-cell>
          <table:table-cell table:style-name="ce16"/>
          <table:table-cell table:style-name="ce3"/>
          <table:table-cell table:style-name="ce3" office:value-type="string">
            <text:p>N-35-35-28.49 E-139-34-49.65</text:p>
          </table:table-cell>
          <table:table-cell table:style-name="ce32" table:formula="of:=IF([.E11]=&quot;&quot;;[.C11];CONCATENATE([.C11];&quot; / &quot;;[.E11]))" office:value-type="string" office:string-value=":VOICE-MEMO / @自室 / 記録 / clarinet / 演奏、play / c-2018-0417-2 / cmp,theme,,R=2">
            <text:p>:VOICE-MEMO / @自室 / 記録 / clarinet / 演奏、play / c-2018-0417-2 / cmp,theme,,R=2</text:p>
          </table:table-cell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8-04-17_16-37-31.m4a</text:p>
          </table:table-cell>
          <table:table-cell table:style-name="ce6" office:value-type="string">
            <text:p>:VOICE-MEMO / @自室 / 記録 / clarinet / 演奏、play / c-2018-0417-3 / cmp,v-1,R=3</text:p>
          </table:table-cell>
          <table:table-cell table:style-name="ce17"/>
          <table:table-cell table:style-name="ce3"/>
          <table:table-cell table:style-name="ce3" office:value-type="string">
            <text:p>N-35-35-28.4 E-139-34-49.32</text:p>
          </table:table-cell>
          <table:table-cell table:style-name="ce32" table:formula="of:=IF([.E12]=&quot;&quot;;[.C12];CONCATENATE([.C12];&quot; / &quot;;[.E12]))" office:value-type="string" office:string-value=":VOICE-MEMO / @自室 / 記録 / clarinet / 演奏、play / c-2018-0417-3 / cmp,v-1,R=3">
            <text:p>:VOICE-MEMO / @自室 / 記録 / clarinet / 演奏、play / c-2018-0417-3 / cmp,v-1,R=3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8-04-17_16-45-14.m4a</text:p>
          </table:table-cell>
          <table:table-cell table:style-name="ce6" office:value-type="string">
            <text:p>:VOICE-MEMO / @自室 / 記録 / clarinet / 演奏、play / c-2018-0417-4 / cmp.impro.boogie,s-2:fast-passage,,R=4</text:p>
          </table:table-cell>
          <table:table-cell table:style-name="ce17"/>
          <table:table-cell table:style-name="ce3"/>
          <table:table-cell table:style-name="ce3" office:value-type="string">
            <text:p>N-35-35-28.3 E-139-34-50.2</text:p>
          </table:table-cell>
          <table:table-cell table:style-name="ce32" table:formula="of:=IF([.E13]=&quot;&quot;;[.C13];CONCATENATE([.C13];&quot; / &quot;;[.E13]))" office:value-type="string" office:string-value=":VOICE-MEMO / @自室 / 記録 / clarinet / 演奏、play / c-2018-0417-4 / cmp.impro.boogie,s-2:fast-passage,,R=4">
            <text:p>:VOICE-MEMO / @自室 / 記録 / clarinet / 演奏、play / c-2018-0417-4 / cmp.impro.boogie,s-2:fast-passage,,R=4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8-04-17_17-05-38.m4a</text:p>
          </table:table-cell>
          <table:table-cell table:style-name="ce6" office:value-type="string">
            <text:p>:VOICE-MEMO / @自室 / 記録 / clarinet / 演奏、play / c-2018-0417-5 / cmp.blues,k.D,,R=5</text:p>
          </table:table-cell>
          <table:table-cell table:style-name="ce23"/>
          <table:table-cell table:style-name="ce3"/>
          <table:table-cell table:style-name="ce3" office:value-type="string">
            <text:p>N-35-35-28.53 E-139-34-49.49</text:p>
          </table:table-cell>
          <table:table-cell table:style-name="ce32" table:formula="of:=IF([.E14]=&quot;&quot;;[.C14];CONCATENATE([.C14];&quot; / &quot;;[.E14]))" office:value-type="string" office:string-value=":VOICE-MEMO / @自室 / 記録 / clarinet / 演奏、play / c-2018-0417-5 / cmp.blues,k.D,,R=5">
            <text:p>:VOICE-MEMO / @自室 / 記録 / clarinet / 演奏、play / c-2018-0417-5 / cmp.blues,k.D,,R=5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8-04-17_17-18-45.m4a</text:p>
          </table:table-cell>
          <table:table-cell table:style-name="ce6" office:value-type="string">
            <text:p>:VOICE-MEMO / @自室 / 記録 / clarinet / 演奏、play / c-2018-0417-6 / cmp.bossa,,R=6,along=ms.dtm...0329;R.7</text:p>
          </table:table-cell>
          <table:table-cell table:style-name="ce15"/>
          <table:table-cell table:style-name="ce3" table:formula="of:=[.F15]" office:value-type="string" office:string-value="N-35-35-28.53 E-139-34-49.82">
            <text:p>N-35-35-28.53 E-139-34-49.82</text:p>
          </table:table-cell>
          <table:table-cell table:style-name="ce3" office:value-type="string">
            <text:p>N-35-35-28.53 E-139-34-49.82</text:p>
          </table:table-cell>
          <table:table-cell table:style-name="ce32" table:formula="of:=IF([.E15]=&quot;&quot;;[.C15];CONCATENATE([.C15];&quot; / &quot;;[.E15]))" office:value-type="string" office:string-value=":VOICE-MEMO / @自室 / 記録 / clarinet / 演奏、play / c-2018-0417-6 / cmp.bossa,,R=6,along=ms.dtm...0329;R.7 / N-35-35-28.53 E-139-34-49.82">
            <text:p>:VOICE-MEMO / @自室 / 記録 / clarinet / 演奏、play / c-2018-0417-6 / cmp.bossa,,R=6,along=ms.dtm...0329;R.7 / N-35-35-28.53 E-139-34-49.82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8-04-17_17-21-09.m4a</text:p>
          </table:table-cell>
          <table:table-cell table:style-name="ce6" office:value-type="string">
            <text:p>:VOICE-MEMO / @自室 / 記録 / clarinet / 演奏、play / c-2018-0417-7 / cmp.bossa,,R=6,along=ms.dtm...0329;R.7</text:p>
          </table:table-cell>
          <table:table-cell table:style-name="ce15"/>
          <table:table-cell table:style-name="ce3" table:formula="of:=[.F16]" office:value-type="string" office:string-value="N-35-41-51.78 E-139-38-32.57">
            <text:p>N-35-41-51.78 E-139-38-32.57</text:p>
          </table:table-cell>
          <table:table-cell table:style-name="ce3" office:value-type="string">
            <text:p>N-35-41-51.78 E-139-38-32.57</text:p>
          </table:table-cell>
          <table:table-cell table:style-name="ce32" table:formula="of:=IF([.E16]=&quot;&quot;;[.C16];CONCATENATE([.C16];&quot; / &quot;;[.E16]))" office:value-type="string" office:string-value=":VOICE-MEMO / @自室 / 記録 / clarinet / 演奏、play / c-2018-0417-7 / cmp.bossa,,R=6,along=ms.dtm...0329;R.7 / N-35-41-51.78 E-139-38-32.57">
            <text:p>:VOICE-MEMO / @自室 / 記録 / clarinet / 演奏、play / c-2018-0417-7 / cmp.bossa,,R=6,along=ms.dtm...0329;R.7 / N-35-41-51.78 E-139-38-32.57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2-09_07-33-31.m4a</text:p>
          </table:table-cell>
          <table:table-cell table:style-name="ce22" office:value-type="string">
            <text:p>:m :i 1*1 / music / kb / file=2020-0206_1828;3:20 / block-C,block-D,組み合わせる</text:p>
          </table:table-cell>
          <table:table-cell table:style-name="ce16"/>
          <table:table-cell table:style-name="ce3" table:formula="of:=[.F17]" office:value-type="string" office:string-value="N-35-41-51.78 E-139-38-32.62">
            <text:p>N-35-41-51.78 E-139-38-32.62</text:p>
          </table:table-cell>
          <table:table-cell table:style-name="ce3" office:value-type="string">
            <text:p>N-35-41-51.78 E-139-38-32.62</text:p>
          </table:table-cell>
          <table:table-cell table:style-name="ce32" table:formula="of:=IF([.E17]=&quot;&quot;;[.C17];CONCATENATE([.C17];&quot; / &quot;;[.E17]))" office:value-type="string" office:string-value=":m :i 1*1 / music / kb / file=2020-0206_1828;3:20 / block-C,block-D,組み合わせる / N-35-41-51.78 E-139-38-32.62">
            <text:p>:m :i 1*1 / music / kb / file=2020-0206_1828;3:20 / block-C,block-D,組み合わせる / N-35-41-51.78 E-139-38-32.62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2-09_10-17-24_000.mov</text:p>
          </table:table-cell>
          <table:table-cell table:style-name="ce6" office:value-type="string">
            <text:p>:VIDEO / @自宅 / メモ / clarinet / 演奏、play / c-2020-0209-1 / f-1,patt,patt-1,swing+,k.C,component=vibrato,score+,R=1</text:p>
          </table:table-cell>
          <table:table-cell table:style-name="ce17"/>
          <table:table-cell table:style-name="ce3" table:formula="of:=[.F18]" office:value-type="string" office:string-value="N-35-41-51.91 E-139-38-32.57">
            <text:p>N-35-41-51.91 E-139-38-32.57</text:p>
          </table:table-cell>
          <table:table-cell table:style-name="ce3" office:value-type="string">
            <text:p>N-35-41-51.91 E-139-38-32.57</text:p>
          </table:table-cell>
          <table:table-cell table:style-name="ce32" table:formula="of:=IF([.E18]=&quot;&quot;;[.C18];CONCATENATE([.C18];&quot; / &quot;;[.E18]))" office:value-type="string" office:string-value=":VIDEO / @自宅 / メモ / clarinet / 演奏、play / c-2020-0209-1 / f-1,patt,patt-1,swing+,k.C,component=vibrato,score+,R=1 / N-35-41-51.91 E-139-38-32.57">
            <text:p>:VIDEO / @自宅 / メモ / clarinet / 演奏、play / c-2020-0209-1 / f-1,patt,patt-1,swing+,k.C,component=vibrato,score+,R=1 / N-35-41-51.91 E-139-38-32.5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2-09_18-01-02_000.mov</text:p>
          </table:table-cell>
          <table:table-cell table:style-name="ce6" office:value-type="string">
            <text:p>:VIDEO / @自宅 / メモ / kb,keyboard / 演奏、play / k-2020-0209-1 / f-17,patt,mov-file=~,mov-loc=~,block=B1;B2,patt=block-B:patt-2.n,tone=009,k.~,score+,R=1</text:p>
          </table:table-cell>
          <table:table-cell table:style-name="ce3"/>
          <table:table-cell table:style-name="ce3" table:formula="of:=[.F19]" office:value-type="string" office:string-value="N-35-41-51.91 E-139-38-32.57">
            <text:p>N-35-41-51.91 E-139-38-32.57</text:p>
          </table:table-cell>
          <table:table-cell table:style-name="ce3" office:value-type="string">
            <text:p>N-35-41-51.91 E-139-38-32.57</text:p>
          </table:table-cell>
          <table:table-cell table:style-name="ce32" table:formula="of:=IF([.E19]=&quot;&quot;;[.C19];CONCATENATE([.C19];&quot; / &quot;;[.E19]))" office:value-type="string" office:string-value=":VIDEO / @自宅 / メモ / kb,keyboard / 演奏、play / k-2020-0209-1 / f-17,patt,mov-file=~,mov-loc=~,block=B1;B2,patt=block-B:patt-2.n,tone=009,k.~,score+,R=1 / N-35-41-51.91 E-139-38-32.57">
            <text:p>:VIDEO / @自宅 / メモ / kb,keyboard / 演奏、play / k-2020-0209-1 / f-17,patt,mov-file=~,mov-loc=~,block=B1;B2,patt=block-B:patt-2.n,tone=009,k.~,score+,R=1 / N-35-41-51.91 E-139-38-32.5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2-09_18-07-51_000.mov</text:p>
          </table:table-cell>
          <table:table-cell table:style-name="ce6" office:value-type="string">
            <text:p>:VIDEO / @自宅 / メモ / kb,keyboard / 演奏、play / k-2020-0209-2 / fs-1.n,k.Am,score~,R=2</text:p>
          </table:table-cell>
          <table:table-cell table:style-name="ce15"/>
          <table:table-cell table:style-name="ce3" table:formula="of:=[.F20]" office:value-type="string" office:string-value="N-35-41-52.34 E-139-38-32.62">
            <text:p>N-35-41-52.34 E-139-38-32.62</text:p>
          </table:table-cell>
          <table:table-cell table:style-name="ce3" office:value-type="string">
            <text:p>N-35-41-52.34 E-139-38-32.62</text:p>
          </table:table-cell>
          <table:table-cell table:style-name="ce32" table:formula="of:=IF([.E20]=&quot;&quot;;[.C20];CONCATENATE([.C20];&quot; / &quot;;[.E20]))" office:value-type="string" office:string-value=":VIDEO / @自宅 / メモ / kb,keyboard / 演奏、play / k-2020-0209-2 / fs-1.n,k.Am,score~,R=2 / N-35-41-52.34 E-139-38-32.62">
            <text:p>:VIDEO / @自宅 / メモ / kb,keyboard / 演奏、play / k-2020-0209-2 / fs-1.n,k.Am,score~,R=2 / N-35-41-52.34 E-139-38-32.62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2-09_18-58-04_000.mov</text:p>
          </table:table-cell>
          <table:table-cell table:style-name="ce6" office:value-type="string">
            <text:p>:VIDEO / @自宅 / メモ / guitar,gt / 演奏、play / g-2020-0209-1 / task-2,patt,mov-file=~,cake-id=~,mov-loc=~,block=B:patt-2.n,t.80,score~,R=1</text:p>
          </table:table-cell>
          <table:table-cell table:style-name="ce16"/>
          <table:table-cell table:style-name="ce3" table:formula="of:=[.F21]" office:value-type="string" office:string-value="N-35-41-52.17 E-139-38-32.79">
            <text:p>N-35-41-52.17 E-139-38-32.79</text:p>
          </table:table-cell>
          <table:table-cell table:style-name="ce3" office:value-type="string">
            <text:p>N-35-41-52.17 E-139-38-32.79</text:p>
          </table:table-cell>
          <table:table-cell table:style-name="ce32" table:formula="of:=IF([.E21]=&quot;&quot;;[.C21];CONCATENATE([.C21];&quot; / &quot;;[.E21]))" office:value-type="string" office:string-value=":VIDEO / @自宅 / メモ / guitar,gt / 演奏、play / g-2020-0209-1 / task-2,patt,mov-file=~,cake-id=~,mov-loc=~,block=B:patt-2.n,t.80,score~,R=1 / N-35-41-52.17 E-139-38-32.79">
            <text:p>:VIDEO / @自宅 / メモ / guitar,gt / 演奏、play / g-2020-0209-1 / task-2,patt,mov-file=~,cake-id=~,mov-loc=~,block=B:patt-2.n,t.80,score~,R=1 / N-35-41-52.17 E-139-38-32.79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2-10_00-08-45.m4a</text:p>
          </table:table-cell>
          <table:table-cell table:style-name="ce22" office:value-type="string">
            <text:p>:VOICE-MEMO / @自宅 / kb / 次回やること / 構成音を書き出す</text:p>
          </table:table-cell>
          <table:table-cell table:style-name="ce17"/>
          <table:table-cell table:style-name="ce3" table:formula="of:=[.F22]" office:value-type="string" office:string-value="N-35-41-52.02 E-139-38-32.95">
            <text:p>N-35-41-52.02 E-139-38-32.95</text:p>
          </table:table-cell>
          <table:table-cell table:style-name="ce3" office:value-type="string">
            <text:p>N-35-41-52.02 E-139-38-32.95</text:p>
          </table:table-cell>
          <table:table-cell table:style-name="ce32" table:formula="of:=IF([.E22]=&quot;&quot;;[.C22];CONCATENATE([.C22];&quot; / &quot;;[.E22]))" office:value-type="string" office:string-value=":VOICE-MEMO / @自宅 / kb / 次回やること / 構成音を書き出す / N-35-41-52.02 E-139-38-32.95">
            <text:p>:VOICE-MEMO / @自宅 / kb / 次回やること / 構成音を書き出す / N-35-41-52.02 E-139-38-32.95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2-10_00-39-11.m4a</text:p>
          </table:table-cell>
          <table:table-cell table:style-name="ce22" office:value-type="string">
            <text:p>:m :i 1*1 / music / kb / 作曲、アイデア / ブロックを３つ作る；バリエーションをそれぞれで３つ</text:p>
          </table:table-cell>
          <table:table-cell table:style-name="ce14"/>
          <table:table-cell table:style-name="ce3" table:formula="of:=[.F23]" office:value-type="string" office:string-value="N-35-41-51.04 E-139-38-33.28">
            <text:p>N-35-41-51.04 E-139-38-33.28</text:p>
          </table:table-cell>
          <table:table-cell table:style-name="ce3" office:value-type="string">
            <text:p>N-35-41-51.04 E-139-38-33.28</text:p>
          </table:table-cell>
          <table:table-cell table:style-name="ce32" table:formula="of:=IF([.E23]=&quot;&quot;;[.C23];CONCATENATE([.C23];&quot; / &quot;;[.E23]))" office:value-type="string" office:string-value=":m :i 1*1 / music / kb / 作曲、アイデア / ブロックを３つ作る；バリエーションをそれぞれで３つ / N-35-41-51.04 E-139-38-33.28">
            <text:p>:m :i 1*1 / music / kb / 作曲、アイデア / ブロックを３つ作る；バリエーションをそれぞれで３つ / N-35-41-51.04 E-139-38-33.28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20-02-10_08-32-22.m4a</text:p>
          </table:table-cell>
          <table:table-cell table:style-name="ce6" office:value-type="string">
            <text:p>-*</text:p>
          </table:table-cell>
          <table:table-cell table:style-name="ce3"/>
          <table:table-cell table:style-name="ce3" table:formula="of:=[.F24]" office:value-type="string" office:string-value="N-35-41-50.88 E-139-38-33.34">
            <text:p>N-35-41-50.88 E-139-38-33.34</text:p>
          </table:table-cell>
          <table:table-cell table:style-name="ce3" office:value-type="string">
            <text:p>N-35-41-50.88 E-139-38-33.34</text:p>
          </table:table-cell>
          <table:table-cell table:style-name="ce32" table:formula="of:=IF([.E24]=&quot;&quot;;[.C24];CONCATENATE([.C24];&quot; / &quot;;[.E24]))" office:value-type="string" office:string-value="-* / N-35-41-50.88 E-139-38-33.34">
            <text:p>-* / N-35-41-50.88 E-139-38-33.34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 table:formula="of:=[.F25]" office:value-type="string" office:string-value="N-35-41-51.12 E-139-38-33.61">
            <text:p>N-35-41-51.12 E-139-38-33.61</text:p>
          </table:table-cell>
          <table:table-cell table:style-name="ce3" office:value-type="string">
            <text:p>N-35-41-51.12 E-139-38-33.61</text:p>
          </table:table-cell>
          <table:table-cell table:style-name="ce32" table:formula="of:=IF([.E25]=&quot;&quot;;[.C25];CONCATENATE([.C25];&quot; / &quot;;[.E25]))" office:value-type="string" office:string-value=" / N-35-41-51.12 E-139-38-33.61">
            <text:p><text:s/>/ N-35-41-51.12 E-139-38-33.61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35-28.59 E-139-34-49.65</text:p>
          </table:table-cell>
          <table:table-cell table:style-name="ce32" table:formula="of:=IF([.E26]=&quot;&quot;;[.C26];CONCATENATE([.C26];&quot; / &quot;;[.E2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1"/>
          <table:table-cell table:style-name="ce3"/>
          <table:table-cell table:style-name="ce3" office:value-type="string">
            <text:p>N-35-35-28.56 E-139-34-49.43</text:p>
          </table:table-cell>
          <table:table-cell table:style-name="ce32" table:formula="of:=IF([.E27]=&quot;&quot;;[.C27];CONCATENATE([.C27];&quot; / &quot;;[.E2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 office:value-type="string">
            <text:p>N-35-35-28.44 E-139-34-49.49</text:p>
          </table:table-cell>
          <table:table-cell table:style-name="ce32" table:formula="of:=IF([.E28]=&quot;&quot;;[.C28];CONCATENATE([.C28];&quot; / &quot;;[.E2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 office:value-type="string">
            <text:p>N-35-35-28.46 E-139-34-49.16</text:p>
          </table:table-cell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/>
          <table:table-cell table:style-name="ce3"/>
          <table:table-cell table:style-name="ce3"/>
          <table:table-cell table:style-name="ce32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40">
            <text:p>40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4">
            <text:p>24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4">
            <text:p>24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24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無題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4])" office:value-type="float" office:value="23">
            <text:p>23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4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4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4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4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4];[.B2471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4];[.B247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4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24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2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2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2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2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2155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 table:number-rows-repeated="2152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610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0">2020/02/10</text:date>, <text:time>11:27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2-10T11:27:35.51</dc:date>
    <dc:creator>iwabuchi ken</dc:creator>
    <meta:editing-duration>P17DT8H45M6S</meta:editing-duration>
    <meta:editing-cycles>6859</meta:editing-cycles>
    <meta:document-statistic meta:table-count="1" meta:cell-count="784" meta:object-count="0"/>
  </office:meta>
</office:document-meta>
</file>